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703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994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49"/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49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7" table:default-cell-style-name="Default"/>
        <table:table-row table:style-name="ro1">
          <table:table-cell office:value-type="string" calcext:value-type="string">
            <text:p>nazwa</text:p>
          </table:table-cell>
          <table:table-cell office:value-type="string" calcext:value-type="string">
            <text:p>krs</text:p>
          </table:table-cell>
          <table:table-cell office:value-type="string" calcext:value-type="string">
            <text:p>nip</text:p>
          </table:table-cell>
          <table:table-cell office:value-type="string" calcext:value-type="string">
            <text:p>regon</text:p>
          </table:table-cell>
          <table:table-cell office:value-type="string" calcext:value-type="string">
            <text:p>adres</text:p>
          </table:table-cell>
          <table:table-cell office:value-type="string" calcext:value-type="string">
            <text:p>kod_pocztowy</text:p>
          </table:table-cell>
          <table:table-cell office:value-type="string" calcext:value-type="string">
            <text:p>miejscowosc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forma_prawna</text:p>
          </table:table-cell>
          <table:table-cell office:value-type="string" calcext:value-type="string">
            <text:p>data_rejestracji</text:p>
          </table:table-cell>
          <table:table-cell office:value-type="string" calcext:value-type="string">
            <text:p>szerokosc_geo</text:p>
          </table:table-cell>
          <table:table-cell office:value-type="string" calcext:value-type="string">
            <text:p>dlugosc_geo</text:p>
          </table:table-cell>
        </table:table-row>
        <table:table-row table:style-name="ro1">
          <table:table-cell office:value-type="string" calcext:value-type="string">
            <text:p>ROBOTNICZA SPÓŁDZIELNIA MIESZKANIOWA "URSUS"</text:p>
          </table:table-cell>
          <table:table-cell office:value-type="float" office:value="65997" calcext:value-type="float">
            <text:p>65997</text:p>
          </table:table-cell>
          <table:table-cell table:number-columns-repeated="2"/>
          <table:table-cell office:value-type="string" calcext:value-type="string">
            <text:p>ul. Sosnkowskiego 11</text:p>
          </table:table-cell>
          <table:table-cell office:value-type="string" calcext:value-type="string">
            <text:p>02-495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uregulowane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19008" calcext:value-type="float">
            <text:p>52.19008</text:p>
          </table:table-cell>
          <table:table-cell office:value-type="float" office:value="20.8887" calcext:value-type="float">
            <text:p>20.8887</text:p>
          </table:table-cell>
        </table:table-row>
        <table:table-row table:style-name="ro1">
          <table:table-cell office:value-type="string" calcext:value-type="string">
            <text:p>ROBOTNICZA SPÓŁDZIELNIA MIESZKANIOWA PRAGA</text:p>
          </table:table-cell>
          <table:table-cell office:value-type="float" office:value="93107" calcext:value-type="float">
            <text:p>93107</text:p>
          </table:table-cell>
          <table:table-cell table:number-columns-repeated="2"/>
          <table:table-cell office:value-type="string" calcext:value-type="string">
            <text:p>ul. Białostocka 11</text:p>
          </table:table-cell>
          <table:table-cell office:value-type="string" calcext:value-type="string">
            <text:p>03-748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uregulowane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58" calcext:value-type="float">
            <text:p>52.258</text:p>
          </table:table-cell>
          <table:table-cell office:value-type="float" office:value="21.048" calcext:value-type="float">
            <text:p>21.048</text:p>
          </table:table-cell>
        </table:table-row>
        <table:table-row table:style-name="ro1">
          <table:table-cell office:value-type="string" calcext:value-type="string">
            <text:p>SPÓŁDZIELNIA MIESZKANIOWA "STARÓWKA"</text:p>
          </table:table-cell>
          <table:table-cell office:value-type="float" office:value="224292" calcext:value-type="float">
            <text:p>224292</text:p>
          </table:table-cell>
          <table:table-cell table:number-columns-repeated="2"/>
          <table:table-cell office:value-type="string" calcext:value-type="string">
            <text:p>ul. Pańska 59</text:p>
          </table:table-cell>
          <table:table-cell office:value-type="string" calcext:value-type="string">
            <text:p>00-830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318" calcext:value-type="float">
            <text:p>52.2318</text:p>
          </table:table-cell>
          <table:table-cell office:value-type="float" office:value="20.9955" calcext:value-type="float">
            <text:p>20.9955</text:p>
          </table:table-cell>
        </table:table-row>
        <table:table-row table:style-name="ro1">
          <table:table-cell office:value-type="string" calcext:value-type="string">
            <text:p>SPÓŁDZIELNIA MIESZKANIOWA "SŁUŻEW NAD DOLINKĄ"</text:p>
          </table:table-cell>
          <table:table-cell office:value-type="float" office:value="79647" calcext:value-type="float">
            <text:p>79647</text:p>
          </table:table-cell>
          <table:table-cell table:number-columns-repeated="2"/>
          <table:table-cell office:value-type="string" calcext:value-type="string">
            <text:p>UL. MOZARTA 1</text:p>
          </table:table-cell>
          <table:table-cell office:value-type="string" calcext:value-type="string">
            <text:p>02-73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172" calcext:value-type="float">
            <text:p>52.172</text:p>
          </table:table-cell>
          <table:table-cell office:value-type="float" office:value="21.0319" calcext:value-type="float">
            <text:p>21.0319</text:p>
          </table:table-cell>
        </table:table-row>
        <table:table-row table:style-name="ro1">
          <table:table-cell office:value-type="string" calcext:value-type="string">
            <text:p>SPÓŁDZIELNIA MIESZKANIOWA "ANIN"</text:p>
          </table:table-cell>
          <table:table-cell office:value-type="float" office:value="11330" calcext:value-type="float">
            <text:p>11330</text:p>
          </table:table-cell>
          <table:table-cell table:number-columns-repeated="2"/>
          <table:table-cell office:value-type="string" calcext:value-type="string">
            <text:p>UL. PAZIŃSKIEGO 6 /01</text:p>
          </table:table-cell>
          <table:table-cell office:value-type="string" calcext:value-type="string">
            <text:p>04-643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152" calcext:value-type="float">
            <text:p>52.2152</text:p>
          </table:table-cell>
          <table:table-cell office:value-type="float" office:value="21.17573" calcext:value-type="float">
            <text:p>21.17573</text:p>
          </table:table-cell>
        </table:table-row>
        <table:table-row table:style-name="ro1">
          <table:table-cell table:style-name="ce5" office:value-type="string" calcext:value-type="string">
            <text:p>WARSZAWSKA SPÓŁDZIELNIA MIESZKANIOWA</text:p>
          </table:table-cell>
          <table:table-cell table:style-name="ce5" office:value-type="float" office:value="74605" calcext:value-type="float">
            <text:p>74605</text:p>
          </table:table-cell>
          <table:table-cell table:number-columns-repeated="2"/>
          <table:table-cell table:style-name="ce5" office:value-type="string" calcext:value-type="string">
            <text:p>UL. ELBLĄSKA 14</text:p>
          </table:table-cell>
          <table:table-cell table:style-name="ce5" office:value-type="string" calcext:value-type="string">
            <text:p>01-737</text:p>
          </table:table-cell>
          <table:table-cell table:style-name="ce5"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662" calcext:value-type="float">
            <text:p>52.2662</text:p>
          </table:table-cell>
          <table:table-cell office:value-type="float" office:value="20.9627" calcext:value-type="float">
            <text:p>20.9627</text:p>
          </table:table-cell>
        </table:table-row>
        <table:table-row table:style-name="ro1">
          <table:table-cell office:value-type="string" calcext:value-type="string">
            <text:p>MIĘDZYZAKŁADOWA SPÓŁDZIELNIA MIESZKANIOWA "BUDOWLANI"</text:p>
          </table:table-cell>
          <table:table-cell table:style-name="ce5" office:value-type="float" office:value="135181" calcext:value-type="float">
            <text:p>135181</text:p>
          </table:table-cell>
          <table:table-cell table:number-columns-repeated="2"/>
          <table:table-cell table:style-name="ce5" office:value-type="string" calcext:value-type="string">
            <text:p>UL. KORZONA 111</text:p>
          </table:table-cell>
          <table:table-cell table:style-name="ce5" office:value-type="string" calcext:value-type="string">
            <text:p>03-571</text:p>
          </table:table-cell>
          <table:table-cell table:style-name="ce5"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771" calcext:value-type="float">
            <text:p>52.2771</text:p>
          </table:table-cell>
          <table:table-cell office:value-type="float" office:value="21.0511" calcext:value-type="float">
            <text:p>21.0511</text:p>
          </table:table-cell>
        </table:table-row>
        <table:table-row table:style-name="ro1">
          <table:table-cell table:style-name="ce5" office:value-type="string" calcext:value-type="string">
            <text:p>SPÓŁDZIELNIA MIESZKANIOWO-BUDOWLANA "IMIELIN"</text:p>
          </table:table-cell>
          <table:table-cell table:style-name="ce5" office:value-type="float" office:value="85177" calcext:value-type="float">
            <text:p>85177</text:p>
          </table:table-cell>
          <table:table-cell table:number-columns-repeated="2"/>
          <table:table-cell table:style-name="ce5" office:value-type="string" calcext:value-type="string">
            <text:p>UL. MALINOWSKIEGO 5</text:p>
          </table:table-cell>
          <table:table-cell office:value-type="string" calcext:value-type="string">
            <text:p>02-776</text:p>
          </table:table-cell>
          <table:table-cell table:style-name="ce5"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table:style-name="ce5" office:value-type="string" calcext:value-type="string">
            <text:p>2022-02-07</text:p>
          </table:table-cell>
          <table:table-cell office:value-type="float" office:value="52.1514" calcext:value-type="float">
            <text:p>52.1514</text:p>
          </table:table-cell>
          <table:table-cell office:value-type="float" office:value="21.0373" calcext:value-type="float">
            <text:p>21.0373</text:p>
          </table:table-cell>
        </table:table-row>
        <table:table-row table:style-name="ro1">
          <table:table-cell table:style-name="ce5" office:value-type="string" calcext:value-type="string">
            <text:p>SPÓŁDZIELNIA MIESZKANIOWA "NA SKRAJU" </text:p>
          </table:table-cell>
          <table:table-cell table:style-name="ce5" office:value-type="float" office:value="5774" calcext:value-type="float">
            <text:p>5774</text:p>
          </table:table-cell>
          <table:table-cell table:number-columns-repeated="2"/>
          <table:table-cell table:style-name="ce5" office:value-type="string" calcext:value-type="string">
            <text:p>UL. KULCZYŃSKIEGO 14</text:p>
          </table:table-cell>
          <table:table-cell office:value-type="string" calcext:value-type="string">
            <text:p>02-777</text:p>
          </table:table-cell>
          <table:table-cell table:style-name="ce5"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table:style-name="ce6" office:value-type="string" calcext:value-type="string">
            <text:p>2021-04-04</text:p>
          </table:table-cell>
          <table:table-cell office:value-type="float" office:value="52.1482" calcext:value-type="float">
            <text:p>52.1482</text:p>
          </table:table-cell>
          <table:table-cell office:value-type="float" office:value="21.055" calcext:value-type="float">
            <text:p>21.055</text:p>
          </table:table-cell>
        </table:table-row>
        <table:table-row table:style-name="ro1">
          <table:table-cell office:value-type="string" calcext:value-type="string">
            <text:p>SPÓŁDZIELNIA MIESZKANIOWA WOLA</text:p>
          </table:table-cell>
          <table:table-cell office:value-type="float" office:value="122732" calcext:value-type="float">
            <text:p>122732</text:p>
          </table:table-cell>
          <table:table-cell table:number-columns-repeated="2"/>
          <table:table-cell office:value-type="string" calcext:value-type="string">
            <text:p>ul. Powstańców Śląskich 104 / 227</text:p>
          </table:table-cell>
          <table:table-cell office:value-type="string" calcext:value-type="string">
            <text:p>01-46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uregulowane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545" calcext:value-type="float">
            <text:p>52.2545</text:p>
          </table:table-cell>
          <table:table-cell office:value-type="float" office:value="20.9182" calcext:value-type="float">
            <text:p>20.9182</text:p>
          </table:table-cell>
        </table:table-row>
        <table:table-row table:style-name="ro1">
          <table:table-cell office:value-type="string" calcext:value-type="string">
            <text:p>SPÓŁDZIELNIA MIESZKANIOWA "JELONKI"</text:p>
          </table:table-cell>
          <table:table-cell office:value-type="float" office:value="69548" calcext:value-type="float">
            <text:p>69548</text:p>
          </table:table-cell>
          <table:table-cell table:number-columns-repeated="2"/>
          <table:table-cell office:value-type="string" calcext:value-type="string">
            <text:p>UL. POWSTAŃCÓW ŚLĄSKICH 4A</text:p>
          </table:table-cell>
          <table:table-cell office:value-type="string" calcext:value-type="string">
            <text:p>01-381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uregulowane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233" calcext:value-type="float">
            <text:p>52.2233</text:p>
          </table:table-cell>
          <table:table-cell office:value-type="float" office:value="20.9183" calcext:value-type="float">
            <text:p>20.9183</text:p>
          </table:table-cell>
        </table:table-row>
        <table:table-row table:style-name="ro1">
          <table:table-cell office:value-type="string" calcext:value-type="string">
            <text:p>NADWIŚLAŃSKA SPÓŁDZIELNIA MIESZKANIOWA</text:p>
          </table:table-cell>
          <table:table-cell office:value-type="float" office:value="149486" calcext:value-type="float">
            <text:p>149486</text:p>
          </table:table-cell>
          <table:table-cell table:number-columns-repeated="2"/>
          <table:table-cell office:value-type="string" calcext:value-type="string">
            <text:p>UL. PABLA PICASSA 1</text:p>
          </table:table-cell>
          <table:table-cell office:value-type="string" calcext:value-type="string">
            <text:p>03-12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uregulowane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3117" calcext:value-type="float">
            <text:p>52.3117</text:p>
          </table:table-cell>
          <table:table-cell office:value-type="float" office:value="20.9567" calcext:value-type="float">
            <text:p>20.9567</text:p>
          </table:table-cell>
        </table:table-row>
        <table:table-row table:style-name="ro1">
          <table:table-cell office:value-type="string" calcext:value-type="string">
            <text:p>SPÓŁDZIELNIA MIESZKANIOWA "DWORKOWA"</text:p>
          </table:table-cell>
          <table:table-cell office:value-type="float" office:value="132915" calcext:value-type="float">
            <text:p>132915</text:p>
          </table:table-cell>
          <table:table-cell table:number-columns-repeated="2"/>
          <table:table-cell office:value-type="string" calcext:value-type="string">
            <text:p>UL. DWORKOWA 2</text:p>
          </table:table-cell>
          <table:table-cell office:value-type="string" calcext:value-type="string">
            <text:p>00-784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uregulowane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056" calcext:value-type="float">
            <text:p>52.2056</text:p>
          </table:table-cell>
          <table:table-cell office:value-type="float" office:value="21.024" calcext:value-type="float">
            <text:p>21.024</text:p>
          </table:table-cell>
        </table:table-row>
        <table:table-row table:style-name="ro1">
          <table:table-cell office:value-type="string" calcext:value-type="string">
            <text:p>SPÓŁDZIELNIA MIESZKANIOWO-BUDOWLANA "SPOŁEM"</text:p>
          </table:table-cell>
          <table:table-cell office:value-type="float" office:value="24541" calcext:value-type="float">
            <text:p>24541</text:p>
          </table:table-cell>
          <table:table-cell table:number-columns-repeated="2"/>
          <table:table-cell office:value-type="string" calcext:value-type="string">
            <text:p>UL. OLESIŃSKA 19</text:p>
          </table:table-cell>
          <table:table-cell office:value-type="string" calcext:value-type="string">
            <text:p>02-548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uregulowane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042" calcext:value-type="float">
            <text:p>52.2042</text:p>
          </table:table-cell>
          <table:table-cell office:value-type="float" office:value="21.0196" calcext:value-type="float">
            <text:p>21.0196</text:p>
          </table:table-cell>
        </table:table-row>
        <table:table-row table:style-name="ro1">
          <table:table-cell office:value-type="string" calcext:value-type="string">
            <text:p>SPÓŁDZIELNIA BUDOWLANO-MIESZKANIOWA "BATORY"</text:p>
          </table:table-cell>
          <table:table-cell office:value-type="float" office:value="198403" calcext:value-type="float">
            <text:p>198403</text:p>
          </table:table-cell>
          <table:table-cell table:number-columns-repeated="2"/>
          <table:table-cell office:value-type="string" calcext:value-type="string">
            <text:p>UL. GIORDANA BRUNA 32</text:p>
          </table:table-cell>
          <table:table-cell office:value-type="string" calcext:value-type="string">
            <text:p>02-594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uregulowane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069" calcext:value-type="float">
            <text:p>52.2069</text:p>
          </table:table-cell>
          <table:table-cell office:value-type="float" office:value="20.9995" calcext:value-type="float">
            <text:p>20.9995</text:p>
          </table:table-cell>
        </table:table-row>
        <table:table-row table:style-name="ro1">
          <table:table-cell office:value-type="string" calcext:value-type="string">
            <text:p>SPÓŁDZIELNIA BUDOWLANO - MIESZKANIOWA "MOTOR"</text:p>
          </table:table-cell>
          <table:table-cell office:value-type="float" office:value="98161" calcext:value-type="float">
            <text:p>98161</text:p>
          </table:table-cell>
          <table:table-cell table:number-columns-repeated="2"/>
          <table:table-cell office:value-type="string" calcext:value-type="string">
            <text:p>ul. Jadźwingów 24</text:p>
          </table:table-cell>
          <table:table-cell office:value-type="string" calcext:value-type="string">
            <text:p>02-692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uregulowane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1724" calcext:value-type="float">
            <text:p>52.1724</text:p>
          </table:table-cell>
          <table:table-cell office:value-type="float" office:value="21.00119" calcext:value-type="float">
            <text:p>21.00119</text:p>
          </table:table-cell>
        </table:table-row>
        <table:table-row table:style-name="ro1">
          <table:table-cell office:value-type="string" calcext:value-type="string">
            <text:p>SPÓŁDZIELNIA MIESZKANIOWA "MODZELEWSKIEGO"</text:p>
          </table:table-cell>
          <table:table-cell office:value-type="float" office:value="150153" calcext:value-type="float">
            <text:p>150153</text:p>
          </table:table-cell>
          <table:table-cell table:number-columns-repeated="2"/>
          <table:table-cell office:value-type="string" calcext:value-type="string">
            <text:p>ul. Modzelewskiego 54A</text:p>
          </table:table-cell>
          <table:table-cell office:value-type="string" calcext:value-type="string">
            <text:p>02-679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uregulowane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1808" calcext:value-type="float">
            <text:p>52.1808</text:p>
          </table:table-cell>
          <table:table-cell office:value-type="float" office:value="21.0156" calcext:value-type="float">
            <text:p>21.0156</text:p>
          </table:table-cell>
        </table:table-row>
        <table:table-row table:style-name="ro1">
          <table:table-cell office:value-type="string" calcext:value-type="string">
            <text:p>SPÓŁDZIELNIA MIESZKANIOWA "KSAWERÓW"</text:p>
          </table:table-cell>
          <table:table-cell office:value-type="float" office:value="25563" calcext:value-type="float">
            <text:p>25563</text:p>
          </table:table-cell>
          <table:table-cell table:number-columns-repeated="2"/>
          <table:table-cell office:value-type="string" calcext:value-type="string">
            <text:p>ul. Aleja Niepodległości 43</text:p>
          </table:table-cell>
          <table:table-cell office:value-type="string" calcext:value-type="string">
            <text:p>02-653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uregulowane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1874" calcext:value-type="float">
            <text:p>52.1874</text:p>
          </table:table-cell>
          <table:table-cell office:value-type="float" office:value="21.0174" calcext:value-type="float">
            <text:p>21.0174</text:p>
          </table:table-cell>
        </table:table-row>
        <table:table-row table:style-name="ro1">
          <table:table-cell office:value-type="string" calcext:value-type="string">
            <text:p>SPÓŁDZIELNIA MIESZKANIOWA "BATORY-WSCHÓD"</text:p>
          </table:table-cell>
          <table:table-cell office:value-type="float" office:value="37655" calcext:value-type="float">
            <text:p>37655</text:p>
          </table:table-cell>
          <table:table-cell table:number-columns-repeated="2"/>
          <table:table-cell office:value-type="string" calcext:value-type="string">
            <text:p>UL. STEFANA BATOREGO 39</text:p>
          </table:table-cell>
          <table:table-cell office:value-type="string" calcext:value-type="string">
            <text:p>02-591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uregulowane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103" calcext:value-type="float">
            <text:p>52.2103</text:p>
          </table:table-cell>
          <table:table-cell office:value-type="float" office:value="21.008" calcext:value-type="float">
            <text:p>21.008</text:p>
          </table:table-cell>
        </table:table-row>
        <table:table-row table:style-name="ro1">
          <table:table-cell office:value-type="string" calcext:value-type="string">
            <text:p>SPÓŁDZIELNIA MIESZKANIOWA "MOKOTÓW"</text:p>
          </table:table-cell>
          <table:table-cell office:value-type="float" office:value="10365" calcext:value-type="float">
            <text:p>10365</text:p>
          </table:table-cell>
          <table:table-cell table:number-columns-repeated="2"/>
          <table:table-cell office:value-type="string" calcext:value-type="string">
            <text:p>UL. Balladyny 3C</text:p>
          </table:table-cell>
          <table:table-cell office:value-type="string" calcext:value-type="string">
            <text:p>02-553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uregulowane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001" calcext:value-type="float">
            <text:p>52.2001</text:p>
          </table:table-cell>
          <table:table-cell office:value-type="float" office:value="21.003" calcext:value-type="float">
            <text:p>21.003</text:p>
          </table:table-cell>
        </table:table-row>
        <table:table-row table:style-name="ro1">
          <table:table-cell office:value-type="string" calcext:value-type="string">
            <text:p>SPÓŁDZIELNIA MIESZKANIOWA "PURA"</text:p>
          </table:table-cell>
          <table:table-cell office:value-type="float" office:value="176382" calcext:value-type="float">
            <text:p>176382</text:p>
          </table:table-cell>
          <table:table-cell table:number-columns-repeated="2"/>
          <table:table-cell office:value-type="string" calcext:value-type="string">
            <text:p>UL. RACŁAWICKA 10</text:p>
          </table:table-cell>
          <table:table-cell office:value-type="string" calcext:value-type="string">
            <text:p>02-601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uregulowane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1996" calcext:value-type="float">
            <text:p>52.1996</text:p>
          </table:table-cell>
          <table:table-cell office:value-type="float" office:value="21.0205" calcext:value-type="float">
            <text:p>21.0205</text:p>
          </table:table-cell>
        </table:table-row>
        <table:table-row table:style-name="ro1">
          <table:table-cell office:value-type="string" calcext:value-type="string">
            <text:p>SPÓŁDZIELNIA BUDOWLANO-MIESZKANIOWA "PUŁAWSKA"</text:p>
          </table:table-cell>
          <table:table-cell office:value-type="float" office:value="255296" calcext:value-type="float">
            <text:p>255296</text:p>
          </table:table-cell>
          <table:table-cell table:number-columns-repeated="2"/>
          <table:table-cell office:value-type="string" calcext:value-type="string">
            <text:p>UL. PUŁAWSKA 11</text:p>
          </table:table-cell>
          <table:table-cell office:value-type="string" calcext:value-type="string">
            <text:p>02-515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uregulowane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111" calcext:value-type="float">
            <text:p>52.2111</text:p>
          </table:table-cell>
          <table:table-cell office:value-type="float" office:value="21.0211" calcext:value-type="float">
            <text:p>21.0211</text:p>
          </table:table-cell>
        </table:table-row>
        <table:table-row table:style-name="ro1">
          <table:table-cell office:value-type="string" calcext:value-type="string">
            <text:p>WŁASNOŚCIOWA SPÓŁDZIELNIA MIESZKANIOWA "NASZ DOM"</text:p>
          </table:table-cell>
          <table:table-cell office:value-type="float" office:value="193599" calcext:value-type="float">
            <text:p>193599</text:p>
          </table:table-cell>
          <table:table-cell table:number-columns-repeated="2"/>
          <table:table-cell office:value-type="string" calcext:value-type="string">
            <text:p>ul. Pytlasińskiego 10/12</text:p>
          </table:table-cell>
          <table:table-cell office:value-type="string" calcext:value-type="string">
            <text:p>00-777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uregulowane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0192" calcext:value-type="float">
            <text:p>52.20192</text:p>
          </table:table-cell>
          <table:table-cell office:value-type="float" office:value="21.031" calcext:value-type="float">
            <text:p>21.031</text:p>
          </table:table-cell>
        </table:table-row>
        <table:table-row table:style-name="ro1">
          <table:table-cell office:value-type="string" calcext:value-type="string">
            <text:p>SPÓŁDZIELNIA BUDOWLANO-MIESZKANIOWA "ZACISZE"</text:p>
          </table:table-cell>
          <table:table-cell office:value-type="float" office:value="224390" calcext:value-type="float">
            <text:p>224390</text:p>
          </table:table-cell>
          <table:table-cell table:number-columns-repeated="2"/>
          <table:table-cell office:value-type="string" calcext:value-type="string">
            <text:p>ul. SŁONECZNA 50</text:p>
          </table:table-cell>
          <table:table-cell office:value-type="string" calcext:value-type="string">
            <text:p>00-789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uregulowane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096" calcext:value-type="float">
            <text:p>52.2096</text:p>
          </table:table-cell>
          <table:table-cell office:value-type="float" office:value="21.0249" calcext:value-type="float">
            <text:p>21.0249</text:p>
          </table:table-cell>
        </table:table-row>
        <table:table-row table:style-name="ro1">
          <table:table-cell office:value-type="string" calcext:value-type="string">
            <text:p>MIĘDZYZAKŁADOWA SPÓŁDZIELNIA MIESZKANIOWA "ENERGETYKA"</text:p>
          </table:table-cell>
          <table:table-cell office:value-type="float" office:value="108125" calcext:value-type="float">
            <text:p>108125</text:p>
          </table:table-cell>
          <table:table-cell table:number-columns-repeated="2"/>
          <table:table-cell office:value-type="string" calcext:value-type="string">
            <text:p>UL. Zwierzyniecka 8A</text:p>
          </table:table-cell>
          <table:table-cell office:value-type="string" calcext:value-type="string">
            <text:p>00-719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uregulowane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078" calcext:value-type="float">
            <text:p>52.2078</text:p>
          </table:table-cell>
          <table:table-cell office:value-type="float" office:value="21.0512" calcext:value-type="float">
            <text:p>21.0512</text:p>
          </table:table-cell>
        </table:table-row>
        <table:table-row table:style-name="ro1">
          <table:table-cell office:value-type="string" calcext:value-type="string">
            <text:p>WARSZAWSKA SPÓŁDZIELNIA MIESZKANIOWA "OCHOTA"</text:p>
          </table:table-cell>
          <table:table-cell office:value-type="float" office:value="5346" calcext:value-type="float">
            <text:p>5346</text:p>
          </table:table-cell>
          <table:table-cell table:number-columns-repeated="2"/>
          <table:table-cell office:value-type="string" calcext:value-type="string">
            <text:p>ul. PRUSZKOWSKA 17</text:p>
          </table:table-cell>
          <table:table-cell office:value-type="string" calcext:value-type="string">
            <text:p>02-119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uregulowane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013" calcext:value-type="float">
            <text:p>52.2013</text:p>
          </table:table-cell>
          <table:table-cell office:value-type="float" office:value="20.9783" calcext:value-type="float">
            <text:p>20.9783</text:p>
          </table:table-cell>
        </table:table-row>
        <table:table-row table:style-name="ro1">
          <table:table-cell office:value-type="string" calcext:value-type="string">
            <text:p>WARSZAWSKA SPÓŁDZIELNIA MIESZKANIOWA "GRÓJECKA"</text:p>
          </table:table-cell>
          <table:table-cell office:value-type="float" office:value="367513" calcext:value-type="float">
            <text:p>367513</text:p>
          </table:table-cell>
          <table:table-cell table:number-columns-repeated="2"/>
          <table:table-cell office:value-type="string" calcext:value-type="string">
            <text:p>ul. GRÓJECKA 77</text:p>
          </table:table-cell>
          <table:table-cell office:value-type="string" calcext:value-type="string">
            <text:p>02-094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uregulowane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123" calcext:value-type="float">
            <text:p>52.2123</text:p>
          </table:table-cell>
          <table:table-cell office:value-type="float" office:value="20.9786" calcext:value-type="float">
            <text:p>20.9786</text:p>
          </table:table-cell>
        </table:table-row>
        <table:table-row table:style-name="ro1">
          <table:table-cell office:value-type="string" calcext:value-type="string">
            <text:p>SPÓŁDZIELNIA BUDOWLANO-MIESZKANIOWA "FILTROWA"</text:p>
          </table:table-cell>
          <table:table-cell office:value-type="float" office:value="96735" calcext:value-type="float">
            <text:p>96735</text:p>
          </table:table-cell>
          <table:table-cell table:number-columns-repeated="2"/>
          <table:table-cell office:value-type="string" calcext:value-type="string">
            <text:p>ul. Filtrowa 75</text:p>
          </table:table-cell>
          <table:table-cell office:value-type="string" calcext:value-type="string">
            <text:p>02-032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uregulowane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189" calcext:value-type="float">
            <text:p>52.2189</text:p>
          </table:table-cell>
          <table:table-cell office:value-type="float" office:value="20.989" calcext:value-type="float">
            <text:p>20.989</text:p>
          </table:table-cell>
        </table:table-row>
        <table:table-row table:style-name="ro1">
          <table:table-cell office:value-type="string" calcext:value-type="string">
            <text:p>PIERWSZA SPÓŁDZIELNIA BUDOWLANO-MIESZKANIOWA ORGANIZACJI INTELIGENCJI POLSKIEJ W WARSZAWIE</text:p>
          </table:table-cell>
          <table:table-cell office:value-type="float" office:value="133293" calcext:value-type="float">
            <text:p>133293</text:p>
          </table:table-cell>
          <table:table-cell table:number-columns-repeated="2"/>
          <table:table-cell office:value-type="string" calcext:value-type="string">
            <text:p>ul. Grójecka 45 / 17 A</text:p>
          </table:table-cell>
          <table:table-cell office:value-type="string" calcext:value-type="string">
            <text:p>02-032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uregulowane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163" calcext:value-type="float">
            <text:p>52.2163</text:p>
          </table:table-cell>
          <table:table-cell office:value-type="float" office:value="20.9817" calcext:value-type="float">
            <text:p>20.9817</text:p>
          </table:table-cell>
        </table:table-row>
        <table:table-row table:style-name="ro1">
          <table:table-cell office:value-type="string" calcext:value-type="string">
            <text:p>WARSZAWSKA SPÓŁDZIELNIA MIESZKANIOWA "RAKOWIEC"</text:p>
          </table:table-cell>
          <table:table-cell office:value-type="float" office:value="126601" calcext:value-type="float">
            <text:p>126601</text:p>
          </table:table-cell>
          <table:table-cell table:number-columns-repeated="2"/>
          <table:table-cell office:value-type="string" calcext:value-type="string">
            <text:p>ul. PRUSZKOWSKA 4 D</text:p>
          </table:table-cell>
          <table:table-cell office:value-type="string" calcext:value-type="string">
            <text:p>02-118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uregulowane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019" calcext:value-type="float">
            <text:p>52.2019</text:p>
          </table:table-cell>
          <table:table-cell office:value-type="float" office:value="20.9812" calcext:value-type="float">
            <text:p>20.9812</text:p>
          </table:table-cell>
        </table:table-row>
        <table:table-row table:style-name="ro1">
          <table:table-cell office:value-type="string" calcext:value-type="string">
            <text:p>SPÓŁDZIELNIA MIESZKANIOWA "MURANÓW"</text:p>
          </table:table-cell>
          <table:table-cell office:value-type="float" office:value="23171" calcext:value-type="float">
            <text:p>23171</text:p>
          </table:table-cell>
          <table:table-cell table:number-columns-repeated="2"/>
          <table:table-cell office:value-type="string" calcext:value-type="string">
            <text:p>UL. Dzielna 10</text:p>
          </table:table-cell>
          <table:table-cell office:value-type="string" calcext:value-type="string">
            <text:p>00-162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uregulowane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471" calcext:value-type="float">
            <text:p>52.2471</text:p>
          </table:table-cell>
          <table:table-cell office:value-type="float" office:value="20.9936" calcext:value-type="float">
            <text:p>20.9936</text:p>
          </table:table-cell>
        </table:table-row>
        <table:table-row table:style-name="ro1">
          <table:table-cell office:value-type="string" calcext:value-type="string">
            <text:p>SPÓŁDZIELNIA MIESZKANIOWA "ŻELAZNA BRAMA"</text:p>
          </table:table-cell>
          <table:table-cell office:value-type="float" office:value="17795" calcext:value-type="float">
            <text:p>17795</text:p>
          </table:table-cell>
          <table:table-cell table:number-columns-repeated="2"/>
          <table:table-cell office:value-type="string" calcext:value-type="string">
            <text:p>UL. Plac Mirowski 14</text:p>
          </table:table-cell>
          <table:table-cell office:value-type="string" calcext:value-type="string">
            <text:p>00-138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uregulowane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391" calcext:value-type="float">
            <text:p>52.2391</text:p>
          </table:table-cell>
          <table:table-cell office:value-type="float" office:value="20.99658" calcext:value-type="float">
            <text:p>20.99658</text:p>
          </table:table-cell>
        </table:table-row>
        <table:table-row table:style-name="ro1">
          <table:table-cell office:value-type="string" calcext:value-type="string">
            <text:p>ŚRÓDMIEJSKA SPÓŁDZIELNIA MIESZKANIOWA W UPADŁOŚCI LIKWIDACYJNEJ</text:p>
          </table:table-cell>
          <table:table-cell office:value-type="float" office:value="16725" calcext:value-type="float">
            <text:p>16725</text:p>
          </table:table-cell>
          <table:table-cell table:number-columns-repeated="2"/>
          <table:table-cell office:value-type="string" calcext:value-type="string">
            <text:p>Al. 3 Maja 12</text:p>
          </table:table-cell>
          <table:table-cell office:value-type="string" calcext:value-type="string">
            <text:p>00-391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uregulowane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344" calcext:value-type="float">
            <text:p>52.2344</text:p>
          </table:table-cell>
          <table:table-cell office:value-type="float" office:value="21.0321" calcext:value-type="float">
            <text:p>21.0321</text:p>
          </table:table-cell>
        </table:table-row>
        <table:table-row table:style-name="ro1">
          <table:table-cell office:value-type="string" calcext:value-type="string">
            <text:p>SPÓŁDZIELNIA MIESZKANIOWA "CENTRUM I"</text:p>
          </table:table-cell>
          <table:table-cell office:value-type="float" office:value="37033" calcext:value-type="float">
            <text:p>37033</text:p>
          </table:table-cell>
          <table:table-cell table:number-columns-repeated="2"/>
          <table:table-cell office:value-type="string" calcext:value-type="string">
            <text:p>ul. Świętokrzyska 31/33A</text:p>
          </table:table-cell>
          <table:table-cell office:value-type="string" calcext:value-type="string">
            <text:p>00-049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uregulowane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354" calcext:value-type="float">
            <text:p>52.2354</text:p>
          </table:table-cell>
          <table:table-cell office:value-type="float" office:value="21.0106" calcext:value-type="float">
            <text:p>21.0106</text:p>
          </table:table-cell>
        </table:table-row>
        <table:table-row table:style-name="ro1">
          <table:table-cell office:value-type="string" calcext:value-type="string">
            <text:p>SPÓŁDZIELNIA BUDOWLANO MIESZKANIOWA "TORWAR"</text:p>
          </table:table-cell>
          <table:table-cell office:value-type="float" office:value="32164" calcext:value-type="float">
            <text:p>32164</text:p>
          </table:table-cell>
          <table:table-cell table:number-columns-repeated="2"/>
          <table:table-cell office:value-type="string" calcext:value-type="string">
            <text:p>ul. Górnośląska 9/11</text:p>
          </table:table-cell>
          <table:table-cell office:value-type="string" calcext:value-type="string">
            <text:p>00-443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uregulowane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252" calcext:value-type="float">
            <text:p>52.2252</text:p>
          </table:table-cell>
          <table:table-cell office:value-type="float" office:value="21.0385" calcext:value-type="float">
            <text:p>21.0385</text:p>
          </table:table-cell>
        </table:table-row>
        <table:table-row table:style-name="ro1">
          <table:table-cell office:value-type="string" calcext:value-type="string">
            <text:p>SPÓŁDZIELNIA BUDOWLANO-MIESZKANIOWA "OGNISKO"</text:p>
          </table:table-cell>
          <table:table-cell office:value-type="float" office:value="250524" calcext:value-type="float">
            <text:p>250524</text:p>
          </table:table-cell>
          <table:table-cell table:number-columns-repeated="2"/>
          <table:table-cell office:value-type="string" calcext:value-type="string">
            <text:p>AL. NIEPODLEGŁOŚCI 210</text:p>
          </table:table-cell>
          <table:table-cell office:value-type="string" calcext:value-type="string">
            <text:p>00-608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uregulowane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175" calcext:value-type="float">
            <text:p>52.2175</text:p>
          </table:table-cell>
          <table:table-cell office:value-type="float" office:value="21.00542" calcext:value-type="float">
            <text:p>21.00542</text:p>
          </table:table-cell>
        </table:table-row>
        <table:table-row table:style-name="ro1">
          <table:table-cell office:value-type="string" calcext:value-type="string">
            <text:p>SPÓŁDZIELNIA MIESZKANIOWA "ORDYNACKA"</text:p>
          </table:table-cell>
          <table:table-cell office:value-type="float" office:value="194254" calcext:value-type="float">
            <text:p>194254</text:p>
          </table:table-cell>
          <table:table-cell table:number-columns-repeated="2"/>
          <table:table-cell office:value-type="string" calcext:value-type="string">
            <text:p>ul. TAMKA 49 /13</text:p>
          </table:table-cell>
          <table:table-cell office:value-type="string" calcext:value-type="string">
            <text:p>00-355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uregulowane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362" calcext:value-type="float">
            <text:p>52.2362</text:p>
          </table:table-cell>
          <table:table-cell office:value-type="float" office:value="21.0208" calcext:value-type="float">
            <text:p>21.0208</text:p>
          </table:table-cell>
        </table:table-row>
        <table:table-row table:style-name="ro1">
          <table:table-cell office:value-type="string" calcext:value-type="string">
            <text:p>SPÓŁDZIELNIA MIESZKANIOWA "KOPERNIK"</text:p>
          </table:table-cell>
          <table:table-cell office:value-type="float" office:value="193106" calcext:value-type="float">
            <text:p>193106</text:p>
          </table:table-cell>
          <table:table-cell table:number-columns-repeated="2"/>
          <table:table-cell office:value-type="string" calcext:value-type="string">
            <text:p>ul. KOPERNIKA 8/18</text:p>
          </table:table-cell>
          <table:table-cell office:value-type="string" calcext:value-type="string">
            <text:p>00-367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uregulowane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353" calcext:value-type="float">
            <text:p>52.2353</text:p>
          </table:table-cell>
          <table:table-cell office:value-type="float" office:value="21.0211" calcext:value-type="float">
            <text:p>21.0211</text:p>
          </table:table-cell>
        </table:table-row>
        <table:table-row table:style-name="ro1">
          <table:table-cell office:value-type="string" calcext:value-type="string">
            <text:p>SPÓŁDZIELNIA MIESZKANIOWA "BRÓDNO"</text:p>
          </table:table-cell>
          <table:table-cell office:value-type="float" office:value="78357" calcext:value-type="float">
            <text:p>78357</text:p>
          </table:table-cell>
          <table:table-cell table:number-columns-repeated="2"/>
          <table:table-cell office:value-type="string" calcext:value-type="string">
            <text:p>ul. Krasnobrodzka 11</text:p>
          </table:table-cell>
          <table:table-cell office:value-type="string" calcext:value-type="string">
            <text:p>03-214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uregulowane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3" calcext:value-type="float">
            <text:p>52.3</text:p>
          </table:table-cell>
          <table:table-cell office:value-type="float" office:value="21.0434" calcext:value-type="float">
            <text:p>21.0434</text:p>
          </table:table-cell>
        </table:table-row>
        <table:table-row table:style-name="ro1">
          <table:table-cell office:value-type="string" calcext:value-type="string">
            <text:p>SPÓŁDZIELNIA MIESZKANIOWA " OSIEDLE ZACISZE"</text:p>
          </table:table-cell>
          <table:table-cell office:value-type="float" office:value="17250" calcext:value-type="float">
            <text:p>17250</text:p>
          </table:table-cell>
          <table:table-cell table:number-columns-repeated="2"/>
          <table:table-cell office:value-type="string" calcext:value-type="string">
            <text:p>ul. Wolińska 17 / A</text:p>
          </table:table-cell>
          <table:table-cell office:value-type="string" calcext:value-type="string">
            <text:p>03-699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uregulowane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893" calcext:value-type="float">
            <text:p>52.2893</text:p>
          </table:table-cell>
          <table:table-cell office:value-type="float" office:value="21.0824" calcext:value-type="float">
            <text:p>21.0824</text:p>
          </table:table-cell>
        </table:table-row>
        <table:table-row table:style-name="ro1">
          <table:table-cell office:value-type="string" calcext:value-type="string">
            <text:p>SPÓŁDZIELNIA BUDOWLANO-MIESZKANIOWA STOKŁOSY</text:p>
          </table:table-cell>
          <table:table-cell office:value-type="float" office:value="10235" calcext:value-type="float">
            <text:p>10235</text:p>
          </table:table-cell>
          <table:table-cell table:number-columns-repeated="2"/>
          <table:table-cell office:value-type="string" calcext:value-type="string">
            <text:p>ul. JASTRZĘBOWSKIEGO 22</text:p>
          </table:table-cell>
          <table:table-cell office:value-type="string" calcext:value-type="string">
            <text:p>02-78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uregulowane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1613" calcext:value-type="float">
            <text:p>52.1613</text:p>
          </table:table-cell>
          <table:table-cell office:value-type="float" office:value="21.0365" calcext:value-type="float">
            <text:p>21.0365</text:p>
          </table:table-cell>
        </table:table-row>
        <table:table-row table:style-name="ro1">
          <table:table-cell office:value-type="string" calcext:value-type="string">
            <text:p>SPÓŁDZIELNIA MIESZKANIOWO-BUDOWLANA "IMIELIN"</text:p>
          </table:table-cell>
          <table:table-cell office:value-type="float" office:value="85177" calcext:value-type="float">
            <text:p>85177</text:p>
          </table:table-cell>
          <table:table-cell table:number-columns-repeated="2"/>
          <table:table-cell office:value-type="string" calcext:value-type="string">
            <text:p>ul. Malinowskiego 5</text:p>
          </table:table-cell>
          <table:table-cell office:value-type="string" calcext:value-type="string">
            <text:p>02-77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uregulowane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1514" calcext:value-type="float">
            <text:p>52.1514</text:p>
          </table:table-cell>
          <table:table-cell office:value-type="float" office:value="21.0374" calcext:value-type="float">
            <text:p>21.0374</text:p>
          </table:table-cell>
        </table:table-row>
        <table:table-row table:style-name="ro1">
          <table:table-cell office:value-type="string" calcext:value-type="string">
            <text:p>SPÓŁDZIELNIA MIESZKANIOWA "WYŻYNY"</text:p>
          </table:table-cell>
          <table:table-cell office:value-type="float" office:value="74918" calcext:value-type="float">
            <text:p>74918</text:p>
          </table:table-cell>
          <table:table-cell table:number-columns-repeated="2"/>
          <table:table-cell office:value-type="string" calcext:value-type="string">
            <text:p>ul. St. Kazury 5</text:p>
          </table:table-cell>
          <table:table-cell office:value-type="string" calcext:value-type="string">
            <text:p>02-795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uregulowane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139" calcext:value-type="float">
            <text:p>52.139</text:p>
          </table:table-cell>
          <table:table-cell office:value-type="float" office:value="21.0452" calcext:value-type="float">
            <text:p>21.0452</text:p>
          </table:table-cell>
        </table:table-row>
        <table:table-row table:style-name="ro1">
          <table:table-cell office:value-type="string" calcext:value-type="string">
            <text:p>SPÓŁDZIELNIA MIESZKANIOWO - BUDOWLANA "OSIEDLE KABATY"</text:p>
          </table:table-cell>
          <table:table-cell office:value-type="float" office:value="56262" calcext:value-type="float">
            <text:p>56262</text:p>
          </table:table-cell>
          <table:table-cell table:number-columns-repeated="2"/>
          <table:table-cell office:value-type="string" calcext:value-type="string">
            <text:p>ul. Bronikowskiego 9</text:p>
          </table:table-cell>
          <table:table-cell office:value-type="string" calcext:value-type="string">
            <text:p>02-77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uregulowane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1333" calcext:value-type="float">
            <text:p>52.1333</text:p>
          </table:table-cell>
          <table:table-cell office:value-type="float" office:value="21.0691" calcext:value-type="float">
            <text:p>21.0691</text:p>
          </table:table-cell>
        </table:table-row>
        <table:table-row table:style-name="ro1">
          <table:table-cell office:value-type="string" calcext:value-type="string">
            <text:p>SPÓŁDZIELNIA MIESZKANIOWO - BUDOWLANA "JARY"</text:p>
          </table:table-cell>
          <table:table-cell office:value-type="float" office:value="79817" calcext:value-type="float">
            <text:p>79817</text:p>
          </table:table-cell>
          <table:table-cell table:number-columns-repeated="2"/>
          <table:table-cell office:value-type="string" calcext:value-type="string">
            <text:p>ul. Surowieckiego 12</text:p>
          </table:table-cell>
          <table:table-cell office:value-type="string" calcext:value-type="string">
            <text:p>02-785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uregulowane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1581" calcext:value-type="float">
            <text:p>52.1581</text:p>
          </table:table-cell>
          <table:table-cell office:value-type="float" office:value="21.0207" calcext:value-type="float">
            <text:p>21.0207</text:p>
          </table:table-cell>
        </table:table-row>
        <table:table-row table:style-name="ro1">
          <table:table-cell office:value-type="string" calcext:value-type="string">
            <text:p>SPÓŁDZIELNIA BUDOWLANO - MIESZKANIOWA "KEN URSYNÓW"</text:p>
          </table:table-cell>
          <table:table-cell office:value-type="float" office:value="103440" calcext:value-type="float">
            <text:p>103440</text:p>
          </table:table-cell>
          <table:table-cell table:number-columns-repeated="2"/>
          <table:table-cell office:value-type="string" calcext:value-type="string">
            <text:p>Al. Komisji Edukacji Narodowej 19 / 180</text:p>
          </table:table-cell>
          <table:table-cell office:value-type="string" calcext:value-type="string">
            <text:p>02-797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1341" calcext:value-type="float">
            <text:p>52.1341</text:p>
          </table:table-cell>
          <table:table-cell office:value-type="float" office:value="21.0614" calcext:value-type="float">
            <text:p>21.0614</text:p>
          </table:table-cell>
        </table:table-row>
        <table:table-row table:style-name="ro1">
          <table:table-cell office:value-type="string" calcext:value-type="string">
            <text:p>SPÓŁDZIELNIA MIESZKANIOWA "WILANÓW"</text:p>
          </table:table-cell>
          <table:table-cell office:value-type="float" office:value="69636" calcext:value-type="float">
            <text:p>69636</text:p>
          </table:table-cell>
          <table:table-cell table:number-columns-repeated="2"/>
          <table:table-cell office:value-type="string" calcext:value-type="string">
            <text:p>ul. Dembego 14</text:p>
          </table:table-cell>
          <table:table-cell office:value-type="string" calcext:value-type="string">
            <text:p>02-79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uregulowane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1315" calcext:value-type="float">
            <text:p>52.1315</text:p>
          </table:table-cell>
          <table:table-cell office:value-type="float" office:value="21.0742" calcext:value-type="float">
            <text:p>21.0742</text:p>
          </table:table-cell>
        </table:table-row>
        <table:table-row table:style-name="ro1">
          <table:table-cell office:value-type="string" calcext:value-type="string">
            <text:p>SPÓŁDZIELNIA MIESZKANIOWA "PRZY METRZE"</text:p>
          </table:table-cell>
          <table:table-cell office:value-type="float" office:value="33334" calcext:value-type="float">
            <text:p>33334</text:p>
          </table:table-cell>
          <table:table-cell table:number-columns-repeated="2"/>
          <table:table-cell office:value-type="string" calcext:value-type="string">
            <text:p>Aleja Komisji Edukacji Narodowej 36 / U-128</text:p>
          </table:table-cell>
          <table:table-cell office:value-type="string" calcext:value-type="string">
            <text:p>02-797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uregulowane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1392" calcext:value-type="float">
            <text:p>52.1392</text:p>
          </table:table-cell>
          <table:table-cell office:value-type="float" office:value="21.0595" calcext:value-type="float">
            <text:p>21.0595</text:p>
          </table:table-cell>
        </table:table-row>
        <table:table-row table:style-name="ro1">
          <table:table-cell office:value-type="string" calcext:value-type="string">
            <text:p>SPÓŁDZIELNIA MIESZKANIOWA "NA SKRAJU"</text:p>
          </table:table-cell>
          <table:table-cell office:value-type="float" office:value="5774" calcext:value-type="float">
            <text:p>5774</text:p>
          </table:table-cell>
          <table:table-cell table:number-columns-repeated="2"/>
          <table:table-cell office:value-type="string" calcext:value-type="string">
            <text:p>ul. Kulczyńskiego 14</text:p>
          </table:table-cell>
          <table:table-cell office:value-type="string" calcext:value-type="string">
            <text:p>02-777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uregulowane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14833" calcext:value-type="float">
            <text:p>52.14833</text:p>
          </table:table-cell>
          <table:table-cell office:value-type="float" office:value="21.0552" calcext:value-type="float">
            <text:p>21.0552</text:p>
          </table:table-cell>
        </table:table-row>
        <table:table-row table:style-name="ro1">
          <table:table-cell office:value-type="string" calcext:value-type="string">
            <text:p>SPÓŁDZIELNIA MIESZKANIOWA "MSZCZONOWSKA"</text:p>
          </table:table-cell>
          <table:table-cell office:value-type="float" office:value="149618" calcext:value-type="float">
            <text:p>149618</text:p>
          </table:table-cell>
          <table:table-cell table:number-columns-repeated="2"/>
          <table:table-cell office:value-type="string" calcext:value-type="string">
            <text:p>ul. Olbrachta 64</text:p>
          </table:table-cell>
          <table:table-cell office:value-type="string" calcext:value-type="string">
            <text:p>01-111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uregulowane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343" calcext:value-type="float">
            <text:p>52.2343</text:p>
          </table:table-cell>
          <table:table-cell office:value-type="float" office:value="20.9336" calcext:value-type="float">
            <text:p>20.9336</text:p>
          </table:table-cell>
        </table:table-row>
        <table:table-row table:style-name="ro1">
          <table:table-cell office:value-type="string" calcext:value-type="string">
            <text:p>SPÓŁDZIELNIA MIESZKANIOWA "KOŁO"</text:p>
          </table:table-cell>
          <table:table-cell office:value-type="float" office:value="56304" calcext:value-type="float">
            <text:p>56304</text:p>
          </table:table-cell>
          <table:table-cell table:number-columns-repeated="2"/>
          <table:table-cell office:value-type="string" calcext:value-type="string">
            <text:p>ul. Ciołka 17</text:p>
          </table:table-cell>
          <table:table-cell office:value-type="string" calcext:value-type="string">
            <text:p>01-445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uregulowane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432" calcext:value-type="float">
            <text:p>52.2432</text:p>
          </table:table-cell>
          <table:table-cell office:value-type="float" office:value="20.9443" calcext:value-type="float">
            <text:p>20.9443</text:p>
          </table:table-cell>
        </table:table-row>
        <table:table-row table:style-name="ro1">
          <table:table-cell office:value-type="string" calcext:value-type="string">
            <text:p>SPÓŁDZIELNIA MIESZKANIOWA "MIŁA"</text:p>
          </table:table-cell>
          <table:table-cell office:value-type="float" office:value="41402" calcext:value-type="float">
            <text:p>41402</text:p>
          </table:table-cell>
          <table:table-cell table:number-columns-repeated="2"/>
          <table:table-cell office:value-type="string" calcext:value-type="string">
            <text:p>ul. Anielewicza 23A</text:p>
          </table:table-cell>
          <table:table-cell office:value-type="string" calcext:value-type="string">
            <text:p>01-02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uregulowane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464" calcext:value-type="float">
            <text:p>52.2464</text:p>
          </table:table-cell>
          <table:table-cell office:value-type="float" office:value="20.9872" calcext:value-type="float">
            <text:p>20.9872</text:p>
          </table:table-cell>
        </table:table-row>
        <table:table-row table:style-name="ro1">
          <table:table-cell office:value-type="string" calcext:value-type="string">
            <text:p>SPÓŁDZIELNIA MIESZKANIOWO-BUDOWLANA "SPOŁEM"</text:p>
          </table:table-cell>
          <table:table-cell office:value-type="float" office:value="24541" calcext:value-type="float">
            <text:p>24541</text:p>
          </table:table-cell>
          <table:table-cell table:number-columns-repeated="2"/>
          <table:table-cell office:value-type="string" calcext:value-type="string">
            <text:p>ul. Olesińska 19</text:p>
          </table:table-cell>
          <table:table-cell office:value-type="string" calcext:value-type="string">
            <text:p>02-548 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uregulowane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042" calcext:value-type="float">
            <text:p>52.2042</text:p>
          </table:table-cell>
          <table:table-cell office:value-type="float" office:value="21.0197" calcext:value-type="float">
            <text:p>21.0197</text:p>
          </table:table-cell>
        </table:table-row>
        <table:table-row table:style-name="ro1">
          <table:table-cell office:value-type="string" calcext:value-type="string">
            <text:p>SPÓŁDZIELNIA MIESZKANIOWA "STROP"</text:p>
          </table:table-cell>
          <table:table-cell office:value-type="float" office:value="135193" calcext:value-type="float">
            <text:p>135193</text:p>
          </table:table-cell>
          <table:table-cell table:number-columns-repeated="2"/>
          <table:table-cell office:value-type="string" calcext:value-type="string">
            <text:p>ul. Skierniewicka 21</text:p>
          </table:table-cell>
          <table:table-cell office:value-type="string" calcext:value-type="string">
            <text:p>01-230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uregulowane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329" calcext:value-type="float">
            <text:p>52.2329</text:p>
          </table:table-cell>
          <table:table-cell office:value-type="float" office:value="20.9668" calcext:value-type="float">
            <text:p>20.9668</text:p>
          </table:table-cell>
        </table:table-row>
        <table:table-row table:style-name="ro1">
          <table:table-cell office:value-type="string" calcext:value-type="string">
            <text:p>SPÓŁDZIELNIA MIESZKANIOWA "FINANSOWIEC"</text:p>
          </table:table-cell>
          <table:table-cell office:value-type="float" office:value="157204" calcext:value-type="float">
            <text:p>157204</text:p>
          </table:table-cell>
          <table:table-cell table:number-columns-repeated="2"/>
          <table:table-cell office:value-type="string" calcext:value-type="string">
            <text:p>ul. Zegadłowicza 1 / 39 A</text:p>
          </table:table-cell>
          <table:table-cell office:value-type="string" calcext:value-type="string">
            <text:p>01-214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uregulowane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278" calcext:value-type="float">
            <text:p>52.2278</text:p>
          </table:table-cell>
          <table:table-cell office:value-type="float" office:value="20.97171" calcext:value-type="float">
            <text:p>20.97171</text:p>
          </table:table-cell>
        </table:table-row>
        <table:table-row table:style-name="ro1">
          <table:table-cell office:value-type="string" calcext:value-type="string">
            <text:p>SPÓŁDZIELNIA MIESZKANIOWA "WALICOWO"</text:p>
          </table:table-cell>
          <table:table-cell office:value-type="float" office:value="91326" calcext:value-type="float">
            <text:p>91326</text:p>
          </table:table-cell>
          <table:table-cell table:number-columns-repeated="2"/>
          <table:table-cell office:value-type="string" calcext:value-type="string">
            <text:p>ul. Waliców 19</text:p>
          </table:table-cell>
          <table:table-cell office:value-type="string" calcext:value-type="string">
            <text:p>00-865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uregulowane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361" calcext:value-type="float">
            <text:p>52.2361</text:p>
          </table:table-cell>
          <table:table-cell office:value-type="float" office:value="20.9913" calcext:value-type="float">
            <text:p>20.9913</text:p>
          </table:table-cell>
        </table:table-row>
        <table:table-row table:style-name="ro1">
          <table:table-cell office:value-type="string" calcext:value-type="string">
            <text:p>SPÓŁDZIELNIA MIESZKANIOWA "SYRENA" W WARSZAWIE</text:p>
          </table:table-cell>
          <table:table-cell office:value-type="float" office:value="162967" calcext:value-type="float">
            <text:p>162967</text:p>
          </table:table-cell>
          <table:table-cell table:number-columns-repeated="2"/>
          <table:table-cell office:value-type="string" calcext:value-type="string">
            <text:p>ul. Miodowa 12 / 44</text:p>
          </table:table-cell>
          <table:table-cell office:value-type="string" calcext:value-type="string">
            <text:p>00-251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uregulowane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472" calcext:value-type="float">
            <text:p>52.2472</text:p>
          </table:table-cell>
          <table:table-cell office:value-type="float" office:value="21.01005" calcext:value-type="float">
            <text:p>21.01005</text:p>
          </table:table-cell>
        </table:table-row>
        <table:table-row table:style-name="ro1">
          <table:table-cell office:value-type="string" calcext:value-type="string">
            <text:p>SPÓŁDZIELNIA MIESZKANIOWA "FAMILIA"</text:p>
          </table:table-cell>
          <table:table-cell office:value-type="float" office:value="102054" calcext:value-type="float">
            <text:p>102054</text:p>
          </table:table-cell>
          <table:table-cell table:number-columns-repeated="2"/>
          <table:table-cell office:value-type="string" calcext:value-type="string">
            <text:p>ul. Rybnicka 81</text:p>
          </table:table-cell>
          <table:table-cell office:value-type="string" calcext:value-type="string">
            <text:p>02-432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uregulowane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117" calcext:value-type="float">
            <text:p>52.2117</text:p>
          </table:table-cell>
          <table:table-cell office:value-type="float" office:value="20.9092" calcext:value-type="float">
            <text:p>20.9092</text:p>
          </table:table-cell>
        </table:table-row>
        <table:table-row table:style-name="ro1">
          <table:table-cell office:value-type="string" calcext:value-type="string">
            <text:p>WARSZAWSKA SPÓŁDZIELNIA BUDOWLANO-MIESZKANIOWA "CHOMICZÓWKA"</text:p>
          </table:table-cell>
          <table:table-cell table:style-name="ce5" office:value-type="float" office:value="15990" calcext:value-type="float">
            <text:p>15990</text:p>
          </table:table-cell>
          <table:table-cell table:number-columns-repeated="2"/>
          <table:table-cell office:value-type="string" calcext:value-type="string">
            <text:p>ul. Pabla Nerudy 1</text:p>
          </table:table-cell>
          <table:table-cell office:value-type="string" calcext:value-type="string">
            <text:p>01-92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76" calcext:value-type="float">
            <text:p>52.276</text:p>
          </table:table-cell>
          <table:table-cell office:value-type="float" office:value="20.9272" calcext:value-type="float">
            <text:p>20.927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7T21:22:36.380154275</meta:creation-date>
    <dc:date>2024-03-24T10:53:33.798563342</dc:date>
    <meta:editing-duration>PT36M6S</meta:editing-duration>
    <meta:editing-cycles>7</meta:editing-cycles>
    <meta:generator>LibreOffice/7.3.7.2$Linux_X86_64 LibreOffice_project/30$Build-2</meta:generator>
    <meta:document-statistic meta:table-count="1" meta:cell-count="545" meta:object-count="0"/>
  </office:meta>
</office:document-meta>
</file>